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7917d" officeooo:paragraph-rsid="0007917d" style:font-size-asian="13.1000003814697pt" style:font-size-complex="15pt"/>
    </style:style>
    <style:style style:name="P2" style:family="paragraph" style:parent-style-name="Standard">
      <style:paragraph-properties fo:text-align="start" style:justify-single-word="false"/>
      <style:text-properties fo:font-size="15pt" fo:font-weight="bold" officeooo:rsid="0007917d" officeooo:paragraph-rsid="0007917d"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0b0f6f" officeooo:paragraph-rsid="000b0f6f"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054a4" officeooo:paragraph-rsid="001054a4"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587b7" officeooo:paragraph-rsid="0017eb5b"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cd70e" officeooo:paragraph-rsid="001cd70e"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215e83" officeooo:paragraph-rsid="00215e83"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normal" officeooo:rsid="0007917d" officeooo:paragraph-rsid="0007917d"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0b0f6f" officeooo:paragraph-rsid="000b0f6f"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0b0f6f" officeooo:paragraph-rsid="001054a4"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0f6501" officeooo:paragraph-rsid="000f6501"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1054a4" officeooo:paragraph-rsid="001054a4"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10c887" officeooo:paragraph-rsid="0010c887"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10c887" officeooo:paragraph-rsid="0013aadb"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10c887" officeooo:paragraph-rsid="001587b7"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1587b7" officeooo:paragraph-rsid="0017eb5b"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fo:font-size="15pt" fo:font-weight="normal" officeooo:rsid="0019e3e8" officeooo:paragraph-rsid="0019e3e8" style:font-size-asian="13.1000003814697pt" style:font-weight-asian="normal" style:font-size-complex="15pt" style:font-weight-complex="normal"/>
    </style:style>
    <style:style style:name="P18" style:family="paragraph" style:parent-style-name="Standard">
      <style:paragraph-properties fo:text-align="start" style:justify-single-word="false"/>
      <style:text-properties fo:font-size="15pt" fo:font-weight="normal" officeooo:rsid="001b67df" officeooo:paragraph-rsid="001b67df" style:font-size-asian="13.1000003814697pt" style:font-weight-asian="normal" style:font-size-complex="15pt" style:font-weight-complex="normal"/>
    </style:style>
    <style:style style:name="P19" style:family="paragraph" style:parent-style-name="Standard">
      <style:paragraph-properties fo:text-align="start" style:justify-single-word="false"/>
      <style:text-properties fo:font-size="15pt" fo:font-weight="normal" officeooo:rsid="001cd70e" officeooo:paragraph-rsid="001cd70e" style:font-size-asian="13.1000003814697pt" style:font-weight-asian="normal" style:font-size-complex="15pt" style:font-weight-complex="normal"/>
    </style:style>
    <style:style style:name="P20" style:family="paragraph" style:parent-style-name="Standard">
      <style:paragraph-properties fo:text-align="start" style:justify-single-word="false"/>
      <style:text-properties fo:font-size="15pt" fo:font-weight="normal" officeooo:rsid="00215e83" officeooo:paragraph-rsid="00215e83" style:font-size-asian="13.1000003814697pt" style:font-weight-asian="normal" style:font-size-complex="15pt" style:font-weight-complex="normal"/>
    </style:style>
    <style:style style:name="P21" style:family="paragraph" style:parent-style-name="Standard">
      <style:paragraph-properties fo:text-align="start" style:justify-single-word="false"/>
      <style:text-properties officeooo:paragraph-rsid="0007917d"/>
    </style:style>
    <style:style style:name="P22" style:family="paragraph" style:parent-style-name="Standard">
      <style:paragraph-properties fo:text-align="start" style:justify-single-word="false"/>
      <style:text-properties officeooo:paragraph-rsid="000b0f6f"/>
    </style:style>
    <style:style style:name="P23" style:family="paragraph" style:parent-style-name="Standard">
      <style:paragraph-properties fo:text-align="start" style:justify-single-word="false"/>
      <style:text-properties officeooo:paragraph-rsid="0013aadb"/>
    </style:style>
    <style:style style:name="P24" style:family="paragraph" style:parent-style-name="Standard">
      <style:paragraph-properties fo:text-align="start" style:justify-single-word="false"/>
      <style:text-properties officeooo:paragraph-rsid="001587b7"/>
    </style:style>
    <style:style style:name="P25" style:family="paragraph" style:parent-style-name="Standard">
      <style:paragraph-properties fo:text-align="start" style:justify-single-word="false"/>
      <style:text-properties officeooo:paragraph-rsid="0019e3e8"/>
    </style:style>
    <style:style style:name="T1" style:family="text">
      <style:text-properties officeooo:rsid="000fb830"/>
    </style:style>
    <style:style style:name="T2" style:family="text">
      <style:text-properties fo:font-size="15pt" fo:font-weight="normal" officeooo:rsid="0007917d" style:font-size-asian="13.1000003814697pt" style:font-weight-asian="normal" style:font-size-complex="15pt" style:font-weight-complex="normal"/>
    </style:style>
    <style:style style:name="T3" style:family="text">
      <style:text-properties fo:font-size="15pt" fo:font-weight="normal" officeooo:rsid="000959cd" style:font-size-asian="13.1000003814697pt" style:font-weight-asian="normal" style:font-size-complex="15pt" style:font-weight-complex="normal"/>
    </style:style>
    <style:style style:name="T4" style:family="text">
      <style:text-properties fo:font-size="15pt" fo:font-weight="normal" officeooo:rsid="001054a4" style:font-size-asian="13.1000003814697pt" style:font-weight-asian="normal" style:font-size-complex="15pt" style:font-weight-complex="normal"/>
    </style:style>
    <style:style style:name="T5" style:family="text">
      <style:text-properties fo:font-size="15pt" fo:font-weight="normal" officeooo:rsid="00101d66" style:font-size-asian="13.1000003814697pt" style:font-weight-asian="normal" style:font-size-complex="15pt" style:font-weight-complex="normal"/>
    </style:style>
    <style:style style:name="T6" style:family="text">
      <style:text-properties fo:font-size="15pt" fo:font-weight="normal" officeooo:rsid="000b0f6f" style:font-size-asian="13.1000003814697pt" style:font-weight-asian="normal" style:font-size-complex="15pt" style:font-weight-complex="normal"/>
    </style:style>
    <style:style style:name="T7" style:family="text">
      <style:text-properties fo:font-size="15pt" fo:font-weight="normal" officeooo:rsid="000c3c90" style:font-size-asian="13.1000003814697pt" style:font-weight-asian="normal" style:font-size-complex="15pt" style:font-weight-complex="normal"/>
    </style:style>
    <style:style style:name="T8" style:family="text">
      <style:text-properties fo:font-size="15pt" fo:font-weight="normal" officeooo:rsid="000f6501" style:font-size-asian="13.1000003814697pt" style:font-weight-asian="normal" style:font-size-complex="15pt" style:font-weight-complex="normal"/>
    </style:style>
    <style:style style:name="T9" style:family="text">
      <style:text-properties fo:font-size="15pt" fo:font-weight="normal" officeooo:rsid="000dbc39" style:font-size-asian="13.1000003814697pt" style:font-weight-asian="normal" style:font-size-complex="15pt" style:font-weight-complex="normal"/>
    </style:style>
    <style:style style:name="T10" style:family="text">
      <style:text-properties fo:font-size="15pt" fo:font-weight="normal" officeooo:rsid="000dd297" style:font-size-asian="13.1000003814697pt" style:font-weight-asian="normal" style:font-size-complex="15pt" style:font-weight-complex="normal"/>
    </style:style>
    <style:style style:name="T11" style:family="text">
      <style:text-properties fo:font-size="15pt" fo:font-weight="normal" officeooo:rsid="0010c887" style:font-size-asian="13.1000003814697pt" style:font-weight-asian="normal" style:font-size-complex="15pt" style:font-weight-complex="normal"/>
    </style:style>
    <style:style style:name="T12" style:family="text">
      <style:text-properties fo:font-size="15pt" fo:font-weight="normal" officeooo:rsid="0017eb5b" style:font-size-asian="13.1000003814697pt" style:font-weight-asian="normal" style:font-size-complex="15pt" style:font-weight-complex="normal"/>
    </style:style>
    <style:style style:name="T13" style:family="text">
      <style:text-properties fo:font-size="15pt" fo:font-weight="normal" officeooo:rsid="001260c8" style:font-size-asian="13.1000003814697pt" style:font-weight-asian="normal" style:font-size-complex="15pt" style:font-weight-complex="normal"/>
    </style:style>
    <style:style style:name="T14" style:family="text">
      <style:text-properties fo:font-size="15pt" fo:font-weight="normal" officeooo:rsid="0013aadb" style:font-size-asian="13.1000003814697pt" style:font-weight-asian="normal" style:font-size-complex="15pt" style:font-weight-complex="normal"/>
    </style:style>
    <style:style style:name="T15" style:family="text">
      <style:text-properties fo:font-size="15pt" fo:font-weight="normal" officeooo:rsid="001587b7" style:font-size-asian="13.1000003814697pt" style:font-weight-asian="normal" style:font-size-complex="15pt" style:font-weight-complex="normal"/>
    </style:style>
    <style:style style:name="T16" style:family="text">
      <style:text-properties fo:font-size="15pt" fo:font-weight="normal" officeooo:rsid="0016c3c3" style:font-size-asian="13.1000003814697pt" style:font-weight-asian="normal" style:font-size-complex="15pt" style:font-weight-complex="normal"/>
    </style:style>
    <style:style style:name="T17" style:family="text">
      <style:text-properties officeooo:rsid="0013aadb"/>
    </style:style>
    <style:style style:name="T18" style:family="text">
      <style:text-properties officeooo:rsid="001587b7"/>
    </style:style>
    <style:style style:name="T19" style:family="text">
      <style:text-properties officeooo:rsid="0017eb5b"/>
    </style:style>
    <style:style style:name="T20" style:family="text">
      <style:text-properties officeooo:rsid="001b67df"/>
    </style:style>
    <style:style style:name="T21" style:family="text">
      <style:text-properties officeooo:rsid="001cd70e"/>
    </style:style>
    <style:style style:name="T22" style:family="text">
      <style:text-properties officeooo:rsid="001e096a"/>
    </style:style>
    <style:style style:name="T23" style:family="text">
      <style:text-properties officeooo:rsid="001e6815"/>
    </style:style>
    <style:style style:name="T2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 Neural Circuit Policy for autonomous navigation</text:p>
      <text:p text:style-name="P7">Abstract:</text:p>
      <text:p text:style-name="P7"/>
      <text:p text:style-name="P20">Deep supervised modes work well when we have sufficient data to train, but one of the hardest things is to do it efficiently and hard to understand what each stage does in the learning. We always have deep neural network, high computation cost and requirement of large amount of data when the environment is complicated. Neuron Circuit policy gives us a more intelligent way to use less data, less layers during the learning but finish the task with more robustness. We design the experiment to ask Jackal robot doing autonomous navigation tasks to demonstrate using neuron circuit policy with less control neurons can still result in a satisfied performance. </text:p>
      <text:p text:style-name="P7"><text:span text:style-name="T24"/></text:p>
      <text:p text:style-name="P7"><text:span text:style-name="T24"/></text:p>
      <text:p text:style-name="P2"/>
      <text:p text:style-name="P2">Introduction:</text:p>
      <text:p text:style-name="P2"/>
      <text:p text:style-name="P21"><text:span text:style-name="T2">End to end learning has been </text:span><text:span text:style-name="T4">widely </text:span><text:span text:style-name="T2">applied to autonomous driving </text:span><text:span text:style-name="T4">research</text:span><text:span text:style-name="T2"> field in recent years and achieved outstanding performance as traditional structured approach. The benefit </text:span><text:span text:style-name="T3">of </text:span><text:span text:style-name="T2">the learning method is people don’t need to spend </text:span><text:span text:style-name="T4">large</text:span><text:span text:style-name="T2"> amount of time to tune the models, such as tuning the parameters in control systems. However, large deep neural network has its internal unknowns. Since </text:span><text:span text:style-name="T3">the neural network is </text:span><text:span text:style-name="T5">huge</text:span><text:span text:style-name="T3">, people can’t know what happens in each </text:span><text:span text:style-name="T5">stage</text:span><text:span text:style-name="T3">. This black box method raises the concerns of safety issue. How can the researchers guarantee the safety without knowing how their network works? Researchers from MIT provided the potential solution for this issue </text:span><text:span text:style-name="T4">and make end to end learning approach feasible for human to understand</text:span><text:span text:style-name="T3">. They came up with the neural circuit policy inspired by the brain from C-elegans. Briefly, the learning algorithms will contain four layers called: </text:span><text:span text:style-name="T6">Sensory, Inter-neuron, Command and Motor. </text:span><text:span text:style-name="T5">Neurons. </text:span><text:span text:style-name="T6">They are not fully connected with each other but with the special connections with respond to c-elegan’s brain. Our group use this learning algorithm to make Jackal, which is a four wheeled robot, to run autonomously. The navigation tasks consists line following and obstacle avoid</text:span><text:span text:style-name="T7">ance</text:span><text:span text:style-name="T6">. </text:span></text:p>
      <text:p text:style-name="P8"/>
      <text:p text:style-name="P3">Design:</text:p>
      <text:p text:style-name="P3"/>
      <text:p text:style-name="P22"><text:span text:style-name="T6">We separate our tasks into two phases. Phase1 </text:span><text:span text:style-name="T8">aims for</text:span><text:span text:style-name="T6"> </text:span><text:span text:style-name="T7">obstacle avoidance. We use Velodyne 3D Lidar to be the input of our system </text:span><text:span text:style-name="T9">for </text:span><text:span text:style-name="T7">detect</text:span><text:span text:style-name="T9">ing</text:span><text:span text:style-name="T7"> the obstacle. We read its Laser_scan to map the obstacles around. We design our learning algorithm </text:span><text:soft-page-break/><text:span text:style-name="T7">by using </text:span><text:span text:style-name="T10">convolutional neural </text:span><text:span text:style-name="T7">network</text:span><text:span text:style-name="T10">(CNN)</text:span><text:span text:style-name="T7"> modules and neural circuit policy </text:span><text:span text:style-name="T4">(a control system of the model)</text:span><text:span text:style-name="T7">. Our system is separate</text:span><text:span text:style-name="T8">d </text:span><text:span text:style-name="T7">into two parts: image processing and control. We use </text:span><text:span text:style-name="T10">CNN to extract structural features from the Laser_scan data. Based on this scan information, the network decides to pass the useful scans into the control system. This control system uses neural circuit policy, which steers the vehicle using the decisions made by a set of biologically-inspired neurons. It translates the data from <text:s/>the compact convolutional model outputs to only 21 </text:span><text:span text:style-name="T5">control </text:span><text:span text:style-name="T10">neurons in an RNN structure and output angular </text:span><text:span text:style-name="T4">or</text:span><text:span text:style-name="T8"> linear </text:span><text:span text:style-name="T10">velocities. </text:span></text:p>
      <text:p text:style-name="P9"/>
      <text:p text:style-name="P11">Phase2 aims for line following task. We equipped realsense camera on the Jackal and output RGB image data as input to our learning system. We use the same learning system as we constructed for obstacle avoidance, which is CNN <text:span text:style-name="T1">plus</text:span> NCP model. <text:span text:style-name="T1">The input to the whole system is RGB data and output is control commands, which are angular velocities. </text:span></text:p>
      <text:p text:style-name="P11"/>
      <text:p text:style-name="P4">Hardware Experiment</text:p>
      <text:p text:style-name="P4"/>
      <text:p text:style-name="P13">Phase1(obstacle avoidance):</text:p>
      <text:p text:style-name="P23"><text:span text:style-name="T11">We set our experiment field using </text:span><text:span text:style-name="T12">trash bins and </text:span><text:span text:style-name="T11">chairs as obstacles. Our goal is to use our trained model to make Jackal detect and go around these </text:span><text:span text:style-name="T12">obstcales</text:span><text:span text:style-name="T11">. Jackal don’t have any destination</text:span><text:span text:style-name="T13">s, so we put the Jackal directly in front of a chair to start. </text:span></text:p>
      <text:p text:style-name="P14"/>
      <text:p text:style-name="P24"><text:span text:style-name="T13">We first manually run Jackal through </text:span><text:span text:style-name="T12">obstacles</text:span><text:span text:style-name="T13"> using slam tool box on Robot Operating System(ROS) to collect</text:span><text:span text:style-name="T12"> laser</text:span><text:span text:style-name="T13"> scan message</text:span><text:span text:style-name="T12">s</text:span><text:span text:style-name="T13">, linear and angular velocities. We trained linear and angular velocities separately paired with </text:span><text:span text:style-name="T12">the same </text:span><text:span text:style-name="T13">scan message </text:span><text:span text:style-name="T12">data</text:span><text:span text:style-name="T13">. One training model will give us predicated angular velocity using scan message and collected angular velocity as </text:span><text:span text:style-name="T14">training </text:span><text:span text:style-name="T13">inputs. Another training model will give us predicated linear velocity </text:span><text:span text:style-name="T14">using scan message and collected linear velocity as training inputs. After having those two trained models, we constructed ROS node </text:span><text:span text:style-name="T12">(load_model)</text:span><text:span text:style-name="T14"> to publish predicated line</text:span><text:span text:style-name="T15">a</text:span><text:span text:style-name="T14">r and angular velocity </text:span><text:span text:style-name="T12">into</text:span><text:span text:style-name="T14"> cmd_vel topic, </text:span><text:span text:style-name="T12">which controls the forward speed and steering speed of Jackal</text:span><text:span text:style-name="T14">.</text:span></text:p>
      <text:p text:style-name="P15"/>
      <text:p text:style-name="P15"><text:span text:style-name="T18">Training results:</text:span></text:p>
      <text:p text:style-name="P15"/>
      <text:p text:style-name="P15"><text:span text:style-name="T18">Phase2(line following)</text:span><text:span text:style-name="T17"> </text:span></text:p>
      <text:p text:style-name="P25"><text:soft-page-break/><text:span text:style-name="T15">We </text:span><text:span text:style-name="T16">use blue tape to construct </text:span><text:span text:style-name="T12">an</text:span><text:span text:style-name="T16"> L-shaped-road. Our goal is to demonstrate our trained model can follow the line from the start to the end of the road. </text:span></text:p>
      <text:p text:style-name="P25"><text:span text:style-name="T16"/></text:p>
      <text:p text:style-name="P25"><text:span text:style-name="T16">We first manually run Jackal through the road using keyboard control. After collecting five rounds data, we input collected RGB data and angular velocity into our training model and output predicated </text:span><text:span text:style-name="T12">angular velocity. All input images are processed; blue color is extracted and images are converted to gray scale. Such way, the line is more obvious to the model during training. We didn’t collect linear velocity since we stabilize our linear velocity when manually run the Jackal. When we test our model, we use the same linear velocity. We constructed ROS nodes to publish predicated angular velocity on cmd_vel topic. </text:span></text:p>
      <text:p text:style-name="P16"/>
      <text:p text:style-name="P16"><text:span text:style-name="T19">Training results:</text:span></text:p>
      <text:p text:style-name="P16"/>
      <text:p text:style-name="P16"/>
      <text:p text:style-name="P5"><text:span text:style-name="T19">Testing Results and </text:span><text:span text:style-name="T20">discussion</text:span><text:span text:style-name="T19">:</text:span></text:p>
      <text:p text:style-name="P5"/>
      <text:p text:style-name="P17">Our experiment results for both phases are quite successful. For obstacle avoidance task, Jackal successfully get around the trash bins. Since it didn’t have a clear goal, after avoiding the obstacle, it will run without a clear direction. </text:p>
      <text:p text:style-name="P17"/>
      <text:p text:style-name="P17">For <text:span text:style-name="T20">line following task, Jackal successfully follow the line from the start to the end. But it runs need to run quite slow because the frequency of camera output its data is around 1.1 and 1.2 Hz. If Jackal run fast, it can’t see the line and will lost its direction. </text:span></text:p>
      <text:p text:style-name="P17"/>
      <text:p text:style-name="P18">In the future, we can combine those two tasks into one single task, which will need to find a way to incorporate RGB and Lidar data <text:span text:style-name="T21">or learned how to use those two trained models </text:span>together. Since <text:span text:style-name="T21">we have two trained models and</text:span> both <text:span text:style-name="T21">of them will </text:span>publish angular velocity for now, we need to consider cases that one need to stop publish <text:span text:style-name="T21">and let the other one to publish angular velocity. For example, we uses camera to detect colored lines on both sides and use them as constricts. If Jackal stays between, ask obstacle avoidance model to publish angular and linear velocity. But if Jackal runs out of the lines, ask line following model to drag Jackal <text:s/>back to the road. Camera frequency issue need to be fixed as well if we want the Jackal runs more frequently. We may choose a different camera or tried to change its publish frequency. </text:span></text:p>
      <text:p text:style-name="P18"/>
      <text:p text:style-name="P6">Conclusion:</text:p>
      <text:p text:style-name="P6"><text:soft-page-break/></text:p>
      <text:p text:style-name="P19">We achieved such performance using only 21 control neurons. Such small amount give us opportunity to understand <text:span text:style-name="T22">the functions of each stage as we did in our traditional structured control approach. This also gives use safety pipelines. We can evaluate the safety of the whole driving system in a more concrete way but not just from the probability of the testing data. </text:span><text:span text:style-name="T23">By addressing this safety issue</text:span><text:span text:style-name="T22">, </text:span><text:span text:style-name="T23">end to end learning can be widely used on the road and acceptly by the market. <text:s/></text:span><text:span text:style-name="T22"><text:s/></text:span></text:p>
      <text:p text:style-name="P19"/>
      <text:p text:style-name="P19"/>
      <text:p text:style-name="P16"/>
      <text:p text:style-name="P13"/>
      <text:p text:style-name="P13"/>
      <text:p text:style-name="P4"/>
      <text:p text:style-name="P12"/>
      <text:p text:style-name="P4"/>
      <text:p text:style-name="P10"/>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9T17:46:59.165719384</meta:creation-date>
    <dc:date>2021-06-10T00:32:38.692747043</dc:date>
    <meta:editing-duration>PT51M36S</meta:editing-duration>
    <meta:editing-cycles>4</meta:editing-cycles>
    <meta:generator>LibreOffice/6.4.7.2$Linux_X86_64 LibreOffice_project/40$Build-2</meta:generator>
    <meta:document-statistic meta:table-count="0" meta:image-count="0" meta:object-count="0" meta:page-count="4" meta:paragraph-count="23" meta:word-count="1138" meta:character-count="6940" meta:non-whitespace-character-count="5809"/>
  </office:meta>
</office:document-meta>
</file>